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  <style:style style:name="T7" style:family="text">
      <style:text-properties officeooo:rsid="00754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8"/>
      <text:p text:style-name="P8"/>
      <text:p text:style-name="P8">Di<text:span text:style-name="T5">marts</text:span><text:tab/>2<text:span text:style-name="T5">4</text:span>/09/2<text:span text:style-name="T3">4</text:span></text:p>
      <text:p text:style-name="P5">Comentat </text:p>
      <text:p text:style-name="P5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4">Treball autònom tasca 1</text:span></text:p>
      <text:p text:style-name="P3">- 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<text:p text:style-name="P3"/>
      <text:p text:style-name="P3"/>
      <text:p text:style-name="P9">Di<text:span text:style-name="T5">mecres</text:span><text:tab/>2<text:span text:style-name="T6">5</text:span>/09/2<text:span text:style-name="T3">4</text:span></text:p>
      <text:p text:style-name="P6"><text:s/></text:p>
      <text:p text:style-name="P13">- 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<text:p text:style-name="P7">- Presentat funcionament datalogger (mesurament temperatures gel, aigua bullint i ambient)</text:p>
      <text:p text:style-name="P10"/>
      <text:p text:style-name="P10"/>
      <text:p text:style-name="P9">Di<text:span text:style-name="T7">jous<text:tab/></text:span><text:tab/>2<text:span text:style-name="T7">6</text:span>/09/2<text:span text:style-name="T3">4</text:span></text:p>
      <text:p text:style-name="P6"><text:s/></text:p>
      <text:p text:style-name="P4">- <text:span text:style-name="T2">Continuat amb apunts, apartat 1.1</text:span></text:p>
      <text:p text:style-name="P12">- Baixat a taller comentat components simulador</text:p>
      <text:p text:style-name="P12"/>
      <text:p text:style-name="P12"/>
      <text:p text:style-name="P9">Di<text:span text:style-name="T7">vendres<text:tab/></text:span>2<text:span text:style-name="T7">7</text:span>/09/2<text:span text:style-name="T3">4</text:span></text:p>
      <text:p text:style-name="P6"><text:s/></text:p>
      <text:p text:style-name="P11">- <text:span text:style-name="T2">Continuat amb apunts, apartat 1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5T22:33:52.852458714</dc:date>
    <meta:editing-duration>PT1H17M33S</meta:editing-duration>
    <meta:editing-cycles>111</meta:editing-cycles>
    <meta:document-statistic meta:table-count="0" meta:image-count="0" meta:object-count="0" meta:page-count="1" meta:paragraph-count="18" meta:word-count="76" meta:character-count="497" meta:non-whitespace-character-count="431"/>
  </office:meta>
</office:document-meta>
</file>